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0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94.58mm"/>
    </style:style>
    <style:style style:name="co6" style:family="table-column">
      <style:table-column-properties fo:break-before="auto" style:column-width="50.4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atures to be implemented" table:style-name="ta1">
        <table:shapes>
          <draw:frame draw:z-index="0" draw:style-name="gr1" draw:text-style-name="P1" svg:width="112.19mm" svg:height="71.16mm" svg:x="1.37mm" svg:y="75.16mm">
            <loext:p draw:notify-on-update-of-ranges="'Features to be implemented'.B3:'Features to be implemented'.B12 'Features to be implemented'.D1:'Features to be implemented'.D2 'Features to be implemented'.D3:'Features to be implemented'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 estimation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gout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lue Input (Easy)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lue Input (Advanced)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utput (Numerical)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utput (Graph/pie charts)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uiding text (ENG)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 friendly UI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pdate site/text/values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lternative guiding text (SW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Effort estimation chart</text:p>
          </table:table-cell>
          <table:table-cell office:value-type="string" calcext:value-type="string">
            <text:p>(man hours)</text:p>
          </table:table-cell>
          <table:table-cell table:number-columns-repeated="5"/>
        </table:table-row>
        <table:table-row table:style-name="ro2" table:number-rows-repeated="18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nfo: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 calcext:value-type="string">
            <text:p>Effort estimation in man-hou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io 1 is highest 3 is lowe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eature should be something concret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xplanation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Admin should log in before uploading excel file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Logout happens after a time interval or by clicking ”logout”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The values that the user puts into the calculator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The user can chose to input more advanced values 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The output in numerical form only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The output also/additionally in graphical form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Guiding text for all steps and value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The colors, textsizes, colon-sizes, interface design etc.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Should be done by uploading an excel file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/>A swedish text would be neat to hav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00-00-00</text:date>, <text:time style:data-style-name="N2" text:time-value="21:45:20.149766745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1:09:36.121882539</meta:creation-date>
    <dc:date>2016-11-09T21:46:12.540559671</dc:date>
    <meta:editing-duration>PT7M58S</meta:editing-duration>
    <meta:editing-cycles>9</meta:editing-cycles>
    <meta:generator>LibreOffice/5.1.4.2$Linux_X86_64 LibreOffice_project/10m0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2cm" svg:height="7.117cm" xlink:href=".." xlink:type="simple" chart:class="chart:bar" chart:style-name="ch1">
        <chart:plot-area chart:style-name="ch2" table:cell-range-address="'Features to be implemented'.B3:'Features to be implemented'.B12 'Features to be implemented'.D1:'Features to be implemented'.D12" chart:data-source-has-labels="both" svg:x="0.224cm" svg:y="0.142cm" svg:width="10.772cm" svg:height="6.833cm">
          <chartooo:coordinate-region svg:x="1.031cm" svg:y="0.142cm" svg:width="9.965cm" svg:height="2.83cm"/>
          <chart:axis chart:dimension="x" chart:name="primary-x" chart:style-name="ch3" chartooo:axis-type="auto">
            <chartooo:date-scale/>
            <chart:categories table:cell-range-address="'Features to be implemented'.B3:'Features to be implemented'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eatures to be implemented'.D3:'Features to be implemented'.D12" chart:label-cell-address="'Features to be implemented'.D1:'Features to be implemented'.D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ort estimation</text:p>
                <text:list>
                  <text:list-item>
                    <text:p>Effort estimation</text:p>
                  </text:list-item>
                  <text:list-item>
                    <text:p/>
                  </text:list-item>
                </text:list>
                <draw:g>
                  <svg:desc>'Features to be implemented'.D1:'Features to be implemented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</text:p>
                <draw:g>
                  <svg:desc>'Features to be implemented'.B3:'Features to be implemented'.B12</svg:desc>
                </draw:g>
              </table:table-cell>
              <table:table-cell office:value-type="float" office:value="20">
                <text:p>20</text:p>
                <draw:g>
                  <svg:desc>'Features to be implemented'.D3:'Features to be implemented'.D12</svg:desc>
                </draw:g>
              </table:table-cell>
            </table:table-row>
            <table:table-row>
              <table:table-cell office:value-type="string">
                <text:p>Logout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Value Input (Easy)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Value Input (Advanced)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utput (Numerical)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Output (Graph/pie charts)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uiding text (ENG)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User friendly UI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pdate site/text/value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lternative guiding text (SWE)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